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86965" officeooo:paragraph-rsid="0008696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86965" officeooo:paragraph-rsid="0008696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90823" officeooo:paragraph-rsid="0009082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a9af6" officeooo:paragraph-rsid="000a9af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c6723" officeooo:paragraph-rsid="000c672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3c828" officeooo:paragraph-rsid="0013c82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8596a" officeooo:paragraph-rsid="0018596a" style:font-size-asian="12.25pt" style:font-size-complex="14pt"/>
    </style:style>
    <style:style style:name="T1" style:family="text">
      <style:text-properties officeooo:rsid="00090823"/>
    </style:style>
    <style:style style:name="T2" style:family="text">
      <style:text-properties officeooo:rsid="000b9a62"/>
    </style:style>
    <style:style style:name="T3" style:family="text">
      <style:text-properties officeooo:rsid="000c6723"/>
    </style:style>
    <style:style style:name="T4" style:family="text">
      <style:text-properties officeooo:rsid="000f3000"/>
    </style:style>
    <style:style style:name="T5" style:family="text">
      <style:text-properties officeooo:rsid="0013c828"/>
    </style:style>
    <style:style style:name="T6" style:family="text">
      <style:text-properties officeooo:rsid="0016c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up Repository Git</text:p>
      <text:p text:style-name="P1"/>
      <text:p text:style-name="P2"/>
      <text:p text:style-name="P7">Pour commencer, mettez vous en root.</text:p>
      <text:p text:style-name="P2"/>
      <text:p text:style-name="P2">1. Se placer dans le répertoire à pousser dans vos fichiers en utilisant la commande « cd ».</text:p>
      <text:p text:style-name="P2"/>
      <text:p text:style-name="P2">2. Faire la commande « ls -a » dans votre répertoire pour vérifier si .git et .gitignore sont présent.</text:p>
      <text:p text:style-name="P2"/>
      <text:p text:style-name="P2">Si oui :</text:p>
      <text:p text:style-name="P2"><text:tab/>3. Faites la commande « rm -rf  .git », puis « rm -rf .gitignore ».</text:p>
      <text:p text:style-name="P2"/>
      <text:p text:style-name="P2">4. Faire la commande « .git init » pour initialiser le repository Git.</text:p>
      <text:p text:style-name="P2"/>
      <text:p text:style-name="P2">5. Connectez-vous à votre compte Git grâce aux commandes « git config --global user.email «  » <text:span text:style-name="T1">»</text:span>remplir l’espace vide avec votre email relié au compte Git, puis la commande « git config --global user.name «  » »remplir avec votre nom Git.</text:p>
      <text:p text:style-name="P2"/>
      <text:p text:style-name="P3">6. Faire la commande « git add -A » pour ajouter tout les fichiers présent dans le répertoire, pour les préparés au commit.</text:p>
      <text:p text:style-name="P2"/>
      <text:p text:style-name="P2"><text:span text:style-name="T1">7</text:span>. Vous pouvez maintenant faire votre premier « git commit -m «  » » <text:span text:style-name="T1">remplir l’espace vide avec le nom voulu pour votre commit.</text:span></text:p>
      <text:p text:style-name="P2"/>
      <text:p text:style-name="P3">8. Faire la commande « git branch -M main » qui permet de renommer la branche qui est généralement nommé « master » en « main ».</text:p>
      <text:p text:style-name="P3"/>
      <text:p text:style-name="P4">Si votre token est éxpiré :</text:p>
      <text:p text:style-name="P4"><text:tab/>10. Sur <text:a xlink:type="simple" xlink:href="https://github.com/" text:style-name="Internet_20_link" text:visited-style-name="Visited_20_Internet_20_Link">https://github.com/</text:a> cliquer sur votre image de profile puis allez dans <text:tab/>vos paramètres.</text:p>
      <text:p text:style-name="P4"/>
      <text:p text:style-name="P4"><text:tab/>11. Une fois dans vos paramètres, défilez la page jusqu’à ce que vous voyez à <text:tab/>gauche « Developer settings » ou « Paramètres de développeur », puis cliquez <text:tab/>dessus.</text:p>
      <text:p text:style-name="P4"/>
      <text:p text:style-name="P4"><text:tab/>12. Lorsque vous êtes dedans, sélectionnez « Personal access token<text:span text:style-name="T2">s</text:span> » ou <text:tab/>« <text:span text:style-name="T3">Jetons d’accès personnels » et choisir celui avec (classic), une fois fait vous <text:tab/>pouvez cliquez sur « Generate new token » ou « Générer un jeton » et choisir <text:tab/>classic à nouveau.</text:span></text:p>
      <text:p text:style-name="P4"/>
      <text:p text:style-name="P5"><text:tab/>13. Puis choisir un nom pour votre token en fonction de son utilité, choisir une <text:tab/>date d’expiration pour votre token. Et cochez toutes les cases sauf si ce vous <text:soft-page-break/><text:tab/>savez quoi cocher et ce qui vous servira pour votre utilisation. Puis finalisez en <text:tab/>sélectionnant « Generate token » ou « Générer le jeton ».</text:p>
      <text:p text:style-name="P5"/>
      <text:p text:style-name="P5"><text:tab/>14. Une fois généré vous pouvez copier votre token sur un fichier car vous <text:tab/>n’aurai plus accès à votre clef après avoir quitté cette page.</text:p>
      <text:p text:style-name="P3"/>
      <text:p text:style-name="P4">1<text:span text:style-name="T3">5</text:span>. <text:span text:style-name="T5">P</text:span>uis faire la commande « git remote add origin <text:span text:style-name="T4">https://Nom_d</text:span>’utilisateur.Votre_token@github.com/Nom_d’utilisateur/Nom_repository.git » pour créer votre origine sur votre branche.</text:p>
      <text:p text:style-name="P4"/>
      <text:p text:style-name="P6">16. Une fois fait, vous pouvez faire la commande « git push -u origin main », vous pouvez remplacez « main » si vous aviez appelé votre branche différemment.</text:p>
      <text:p text:style-name="P6"/>
      <text:p text:style-name="P6">Si vous n’avez pas eu de message d’erreur cela veut dire que votre commit à été push sur votre gi<text:span text:style-name="T6">t</text:span>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0:14.674304271</meta:creation-date>
    <dc:date>2025-03-12T11:03:53.029258832</dc:date>
    <meta:editing-duration>PT20M18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20" meta:word-count="436" meta:character-count="2439" meta:non-whitespace-character-count="2005"/>
  </office:meta>
</office:document-meta>
</file>